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2D8718AEC634F2D35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934cm" svg:height="7.673cm" svg:x="0.515cm" svg:y="0.127cm">
          <draw:image xlink:href="Pictures/1000000000000233000002D8718AEC634F2D35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1T10:18:37.476000000</dc:date>
    <meta:editing-duration>PT2M56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